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Part purpos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Website Link</text:p>
          </table:table-cell>
          <table:table-cell table:style-name="ce4" office:value-type="string" calcext:value-type="string">
            <text:p>Price Per Unit <text:span text:style-name="T1">(excl. Tax)</text:span></text:p>
          </table:table-cell>
          <table:table-cell table:style-name="ce4" office:value-type="string" calcext:value-type="string">
            <text:p>Total Price <text:span text:style-name="T1">(excl. tax)</text:span>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Reason For Cho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550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all Bearings</text:p>
          </table:table-cell>
          <table:table-cell office:value-type="string" calcext:value-type="string">
            <text:p>Y-Axis Fixed Side Supp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K15 Economy</text:p>
          </table:table-cell>
          <table:table-cell office:value-type="string" calcext:value-type="string">
            <text:p><text:a xlink:href="https://www.tuli-shop.com/economy-ball-screw-support-bearing-bk-15" xlink:type="simple">https://www.tuli-shop.com/economy-ball-screw-support-bearing-bk-15</text:a></text:p>
          </table:table-cell>
          <table:table-cell office:value-type="currency" office:currency="EUR" office:value="65.55" calcext:value-type="currency">
            <text:p>€ 65.55</text:p>
          </table:table-cell>
          <table:table-cell table:formula="of:=[.C39]*[.F41]" office:value-type="currency" office:currency="EUR" office:value="131.1" calcext:value-type="currency">
            <text:p>€ 131.1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Floating side supp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F15 Economy</text:p>
          </table:table-cell>
          <table:table-cell office:value-type="string" calcext:value-type="string">
            <text:p><text:a xlink:href="https://www.tuli-shop.com/economy-ball-screw-support-bearing-bf-15" xlink:type="simple">https://www.tuli-shop.com/economy-ball-screw-support-bearing-bf-15</text:a></text:p>
          </table:table-cell>
          <table:table-cell office:value-type="currency" office:currency="EUR" office:value="36.18" calcext:value-type="currency">
            <text:p>€ 36.18</text:p>
          </table:table-cell>
          <table:table-cell table:formula="of:=[.F45]*[.C43]" office:value-type="currency" office:currency="EUR" office:value="72.36" calcext:value-type="currency">
            <text:p>€ 72.3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 2005 F C5 – 473, with BK15 and BF15 end matching</text:p>
          </table:table-cell>
          <table:table-cell office:value-type="string" calcext:value-type="string">
            <text:p><text:a xlink:href="https://www.tuli-shop.com/tbi-motion-ball-screw-scr-2005-f-c5" xlink:type="simple">https://www.tuli-shop.com/tbi-motion-ball-screw-scr-2005-f-c5</text:a></text:p>
          </table:table-cell>
          <table:table-cell office:value-type="currency" office:currency="EUR" office:value="125.14" calcext:value-type="currency">
            <text:p>€ 125.14</text:p>
          </table:table-cell>
          <table:table-cell table:formula="of:=[.F49]*[.C47]" office:value-type="currency" office:currency="EUR" office:value="250.28" calcext:value-type="currency">
            <text:p>€ 250.2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all screw nu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SFH02005-3.8</text:p>
          </table:table-cell>
          <table:table-cell office:value-type="string" calcext:value-type="string">
            <text:p>https://www.tuli-shop.com/tbi-motion-ball-screw-nut-sfh02005-38</text:p>
          </table:table-cell>
          <table:table-cell office:value-type="currency" office:currency="EUR" office:value="66.11" calcext:value-type="currency">
            <text:p>€ 66.11</text:p>
          </table:table-cell>
          <table:table-cell table:formula="of:=[.F53]*[.C51]" office:value-type="currency" office:currency="EUR" office:value="132.22" calcext:value-type="currency">
            <text:p>€ 132.2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5]*[.F57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lock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59]*[.F61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69]*[.C67]" office:value-type="currency" office:currency="EUR" office:value="4.8" calcext:value-type="currency">
            <text:p>€ 4.8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8:38:22.072192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01T20:12:51.443497825</dc:date>
    <meta:editing-duration>PT3H52M3S</meta:editing-duration>
    <meta:editing-cycles>3</meta:editing-cycles>
    <meta:generator>LibreOffice/24.2.5.2$Linux_X86_64 LibreOffice_project/420$Build-2</meta:generator>
    <meta:document-statistic meta:table-count="1" meta:cell-count="200" meta:object-count="0"/>
  </office:meta>
</office:document-meta>
</file>